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Vojto,</text:p>
      <text:p text:style-name="Normal">v tento valentýnský den mi dovol, abych otevřela okno k světu snů a vizí, které sdílíme pod ochranou anděla Jeremiela. Naše spojení přes magické číslo 5 je jako neviditelná nit, svázaná motýlími křídly, co nese naději a inspiraci. Každý okamžik strávený s tebou září novými barvami, jako bychom společně malovali oblohu našimi sny. Přeji ti, aby ten cestovatelský duch, co ve tvém srdci dříme, byl vždy pod ochrannými křídly Jeremiela, zatímco budeš hledat a nalézat to kouzelné a nesmírné v každodenním dobrodružství života.</text:p>
      <text:p text:style-name="Normal">Nechť tě každý den obklopuje povzbuzující energie a motivace naplnit tvůj osud, přičemž vždy na tvé cestě najdeš mě – tvou spojenou duši ve světle anděla číslo 5. Ať se ti všechny tvé sny a přání plní stejně bezbřežně, jako voda naplňuje oceán pod vládou Vodnáře. Dejme svým vizím prostor, ať již ve světle dne či ve tmě noci, a společně kráčejme cestou, kde nám andělé pomáhají ukázat cestu.</text:p>
      <text:p text:style-name="Normal">S láskou procházející skrze čísla a sny, tvoje spojená duše.</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